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B7000003DB3C9026946BAC44BC.png" manifest:media-type="image/png"/>
  <manifest:file-entry manifest:full-path="Pictures/1000020100000588000002962A14C691A84EAA55.png" manifest:media-type="image/png"/>
  <manifest:file-entry manifest:full-path="Pictures/1000000000000232000003D528C4A4150A33E30C.jpg" manifest:media-type="image/jpeg"/>
  <manifest:file-entry manifest:full-path="Pictures/10000201000004ED000003E05AE47033B73C2DFB.png" manifest:media-type="image/png"/>
  <manifest:file-entry manifest:full-path="Pictures/100000000000022C000003D53482C008DC2D7810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JhengHei UI" svg:font-family="'Microsoft JhengHei UI'" style:font-adornments="標準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c1c1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無填入也無線條的物件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無填入也無線條的物件_5f_4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無填入也無線條的物件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7" style:family="graphic" style:parent-style-name="無填入也無線條的物件_5f_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無填入也無線條的物件_5f_4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無填入也無線條的物件_5f_4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無填入也無線條的物件_5f_4_5f_1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無填入也無線條的物件_5f_4_5f_1_5f_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Default-title" draw:layer="layout" svg:width="25.199cm" svg:height="1.974cm" svg:x="1.4cm" svg:y="0.955cm" presentation:class="title" presentation:user-transformed="true">
          <draw:text-box>
            <text:p>作品說明</text:p>
          </draw:text-box>
        </draw:frame>
        <draw:frame draw:style-name="gr1" draw:text-style-name="P1" draw:layer="layout" svg:width="27.999cm" svg:height="13.088cm" svg:x="7.366cm" svg:y="3.422cm">
          <draw:image xlink:href="Pictures/1000020100000588000002962A14C691A84EAA55.png" xlink:type="simple" xlink:show="embed" xlink:actuate="onLoad">
            <text:p/>
          </draw:image>
        </draw:frame>
        <draw:frame draw:style-name="gr2" draw:text-style-name="P2" draw:layer="layout" svg:width="18.312cm" svg:height="1.089cm" svg:x="1.754cm" svg:y="4.572cm">
          <draw:text-box>
            <text:p>開發構想: 根據線上遊戲解任務機制，實現手機上解任務遊戲。</text:p>
          </draw:text-box>
        </draw:frame>
        <draw:frame draw:style-name="gr2" draw:text-style-name="P2" draw:layer="layout" svg:width="15.73cm" svg:height="1.089cm" svg:x="2.032cm" svg:y="8.636cm">
          <draw:text-box>
            <text:p>目的: 透過每天完成固定項目(類似備忘錄)，來促使 </text:p>
          </draw:text-box>
        </draw:frame>
        <draw:frame draw:style-name="gr2" draw:text-style-name="P2" draw:layer="layout" svg:width="16.556cm" svg:height="1.089cm" svg:x="2.032cm" svg:y="11.176cm">
          <draw:text-box>
            <text:p>自己養成良好習慣(任務)，並適度給自己獎勵(商店)。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Default-title" draw:layer="layout" svg:width="25.199cm" svg:height="1.974cm" svg:x="1.016cm" svg:y="6.662cm" presentation:class="title" presentation:user-transformed="true">
          <draw:text-box>
            <text:p>介面介紹</text:p>
          </draw:text-box>
        </draw:frame>
        <draw:frame draw:style-name="gr4" draw:text-style-name="P1" draw:layer="layout" svg:width="27.999cm" svg:height="13.088cm" svg:x="10.414cm" svg:y="7.62cm">
          <draw:image xlink:href="Pictures/1000020100000588000002962A14C691A84EAA55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0.019cm" svg:height="15.749cm" svg:x="3.603cm" svg:y="0.001cm">
          <draw:image xlink:href="Pictures/10000201000004ED000003E05AE47033B73C2DFB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5" draw:text-style-name="P1" draw:layer="layout" svg:width="27.999cm" svg:height="13.088cm" svg:x="11.176cm" svg:y="7.62cm">
          <draw:image xlink:href="Pictures/1000020100000588000002962A14C691A84EAA55.png" xlink:type="simple" xlink:show="embed" xlink:actuate="onLoad">
            <text:p/>
          </draw:image>
        </draw:frame>
        <draw:frame draw:style-name="gr1" draw:text-style-name="P1" draw:layer="layout" svg:width="8.925cm" svg:height="15.749cm" svg:x="0.219cm" svg:y="0.001cm">
          <draw:image xlink:href="Pictures/100000000000022C000003D53482C008DC2D7810.jpg" xlink:type="simple" xlink:show="embed" xlink:actuate="onLoad">
            <text:p/>
          </draw:image>
        </draw:frame>
        <draw:frame draw:style-name="gr1" draw:text-style-name="P1" draw:layer="layout" svg:width="9.022cm" svg:height="15.749cm" svg:x="10.16cm" svg:y="0cm">
          <draw:image xlink:href="Pictures/1000000000000232000003D528C4A4150A33E30C.jpg" xlink:type="simple" xlink:show="embed" xlink:actuate="onLoad">
            <text:p/>
          </draw:image>
        </draw:frame>
        <draw:line draw:style-name="gr6" draw:text-style-name="P4" draw:layer="layout" svg:x1="6.096cm" svg:y1="4.572cm" svg:x2="9.906cm" svg:y2="3.556cm">
          <text:p/>
        </draw:lin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7" draw:text-style-name="P1" draw:layer="layout" svg:width="27.999cm" svg:height="13.088cm" svg:x="10.863cm" svg:y="7.994cm">
          <draw:image xlink:href="Pictures/1000020100000588000002962A14C691A84EAA55.png" xlink:type="simple" xlink:show="embed" xlink:actuate="onLoad">
            <text:p/>
          </draw:image>
        </draw:frame>
        <draw:frame draw:style-name="gr1" draw:text-style-name="P1" draw:layer="layout" svg:width="19.259cm" svg:height="15.749cm" svg:x="1.315cm" svg:y="0.001cm">
          <draw:image xlink:href="Pictures/10000201000004B7000003DB3C9026946BAC44BC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Default-title" draw:layer="layout" svg:width="25.199cm" svg:height="1.974cm" svg:x="1.016cm" svg:y="6.662cm" presentation:class="title" presentation:user-transformed="true">
          <draw:text-box>
            <text:p>架構</text:p>
          </draw:text-box>
        </draw:frame>
        <draw:frame draw:style-name="gr8" draw:text-style-name="P1" draw:layer="layout" svg:width="27.999cm" svg:height="13.088cm" svg:x="10.414cm" svg:y="7.62cm">
          <draw:image xlink:href="Pictures/1000020100000588000002962A14C691A84EAA55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Default-title" draw:layer="layout" svg:width="25.199cm" svg:height="1.974cm" svg:x="-5.588cm" svg:y="1.016cm" presentation:class="title" presentation:user-transformed="true">
          <draw:text-box>
            <text:p>SharedPreference</text:p>
          </draw:text-box>
        </draw:frame>
        <draw:frame draw:style-name="gr9" draw:text-style-name="P1" draw:layer="layout" svg:width="27.999cm" svg:height="13.088cm" svg:x="10.414cm" svg:y="7.62cm">
          <draw:image xlink:href="Pictures/1000020100000588000002962A14C691A84EAA55.png" xlink:type="simple" xlink:show="embed" xlink:actuate="onLoad">
            <text:p/>
          </draw:image>
        </draw:frame>
        <draw:frame draw:style-name="gr2" draw:text-style-name="P2" draw:layer="layout" svg:width="22.041cm" svg:height="3.603cm" svg:x="0.508cm" svg:y="3.229cm">
          <draw:text-box>
            <text:p><text:span text:style-name="T1">儲存多樣參數，如</text:span><text:span text:style-name="T1">:</text:span><text:span text:style-name="T1">「銅</text:span><text:span text:style-name="T1">/</text:span><text:span text:style-name="T1">銀</text:span><text:span text:style-name="T1">/</text:span><text:span text:style-name="T1">金幣</text:span><text:span text:style-name="T1">(string/int)</text:span><text:span text:style-name="T1">」、「任務完成</text:span><text:span text:style-name="T1">(boolean)</text:span><text:span text:style-name="T1">」、</text:span></text:p>
            <text:p><text:span text:style-name="T1">「任務內容</text:span><text:span text:style-name="T1">(string)</text:span><text:span text:style-name="T1">」、</text:span>「任務ID(string)」...等。</text:p>
            <text:p/>
            <text:p>各頁面跳轉透過讀取同一份檔案來進行操作。</text:p>
          </draw:text-box>
        </draw:frame>
        <draw:frame presentation:style-name="Default-title" draw:layer="layout" svg:width="25.199cm" svg:height="1.974cm" svg:x="-7.366cm" svg:y="7.62cm" presentation:class="title" presentation:user-transformed="true">
          <draw:text-box>
            <text:p>RecycleView</text:p>
          </draw:text-box>
        </draw:frame>
        <draw:frame draw:style-name="gr2" draw:text-style-name="P2" draw:layer="layout" svg:width="23.59cm" svg:height="2.765cm" svg:x="1.27cm" svg:y="10.126cm">
          <draw:text-box>
            <text:p>比ListView更靈活的配置，點擊事件設置較ListView複雜，但也相對很靈活多變。</text:p>
            <text:p/>
            <text:p>在不同頁面套用同一套Adapter，便於管理整體樣式。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Default-title" draw:layer="layout" svg:width="25.199cm" svg:height="1.974cm" svg:x="-8.435cm" svg:y="1.328cm" presentation:class="title" presentation:user-transformed="true">
          <draw:text-box>
            <text:p>App運行</text:p>
          </draw:text-box>
        </draw:frame>
        <draw:frame draw:style-name="gr10" draw:text-style-name="P1" draw:layer="layout" svg:width="27.999cm" svg:height="13.088cm" svg:x="10.414cm" svg:y="7.62cm">
          <draw:image xlink:href="Pictures/1000020100000588000002962A14C691A84EAA55.png" xlink:type="simple" xlink:show="embed" xlink:actuate="onLoad">
            <text:p/>
          </draw:image>
        </draw:frame>
        <draw:frame draw:style-name="gr2" draw:text-style-name="P2" draw:layer="layout" svg:width="24.307cm" svg:height="4.441cm" svg:x="0.585cm" svg:y="4.318cm">
          <draw:text-box>
            <text:p>各頁面以操作SharePreference的editor功能為主，寫入(+/-錢幣)，讀取(狀態)，</text:p>
            <text:p/>
            <text:p>以同一份檔案能將各功能分散於不同Activity並進行UI美化為目的。</text:p>
            <text:p/>
            <text:p/>
          </draw:text-box>
        </draw:frame>
        <draw:frame presentation:style-name="Default-title" draw:layer="layout" svg:width="25.199cm" svg:height="1.974cm" svg:x="-8.636cm" svg:y="8.636cm" presentation:class="title" presentation:user-transformed="true">
          <draw:text-box>
            <text:p>開發方向</text:p>
          </draw:text-box>
        </draw:frame>
        <draw:frame draw:style-name="gr2" draw:text-style-name="P2" draw:layer="layout" svg:width="20.575cm" svg:height="4.441cm" svg:x="0.762cm" svg:y="11.176cm">
          <draw:text-box>
            <text:p>*UI美術改善</text:p>
            <text:p>*加入「排程」，令其任務在12:00/每周/每月，分別進行刷新</text:p>
            <text:p>實現自動化刷新。</text:p>
            <text:p>*加入「分享區」，使用者可提交想要的任務，實現不同主題的習慣養成</text:p>
            <text:p>EX:健身養成(任務以「飲食控制」「重量訓練」...等)</text:p>
          </draw:text-box>
        </draw:frame>
        <draw:frame presentation:style-name="Default-title" draw:layer="layout" svg:width="25.199cm" svg:height="1.974cm" svg:x="-8.434cm" svg:y="1.328cm" presentation:class="title" presentation:user-transformed="true">
          <draw:text-box>
            <text:p>App運行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Default-title" draw:layer="layout" svg:width="25.199cm" svg:height="1.974cm" svg:x="1.217cm" svg:y="0.762cm" presentation:class="title" presentation:user-transformed="true">
          <draw:text-box>
            <text:p>影片:</text:p>
          </draw:text-box>
        </draw:frame>
        <draw:frame draw:style-name="gr11" draw:text-style-name="P1" draw:layer="layout" svg:width="27.999cm" svg:height="13.088cm" svg:x="10.414cm" svg:y="7.62cm">
          <draw:image xlink:href="Pictures/1000020100000588000002962A14C691A84EAA55.png" xlink:type="simple" xlink:show="embed" xlink:actuate="onLoad">
            <text:p/>
          </draw:image>
        </draw:frame>
        <draw:frame draw:style-name="gr2" draw:text-style-name="P2" draw:layer="layout" svg:width="9.036cm" svg:height="0.962cm" svg:x="2.54cm" svg:y="5.842cm">
          <draw:text-box>
            <text:p>https://youtu.be/vadxHrTCGvg</text:p>
          </draw:text-box>
        </draw:frame>
        <draw:frame draw:style-name="gr2" draw:text-style-name="P2" draw:layer="layout" svg:width="8.859cm" svg:height="0.962cm" svg:x="2.825cm" svg:y="8.182cm">
          <draw:text-box>
            <text:p>https://youtu.be/YjfWge40Cfw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JhengHei UI" svg:font-family="'Microsoft JhengHei UI'" style:font-adornments="標準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預設_5f_1" style:display-name="預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無填入也無線條的物件_5f_1" style:display-name="無填入也無線條的物件_1" style:family="graphic" style:parent-style-name="預設_5f_1">
      <style:graphic-properties draw:stroke="none" draw:fill="none"/>
    </style:style>
    <style:style style:name="預設_5f_2" style:display-name="預設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無填入也無線條的物件_5f_2" style:display-name="無填入也無線條的物件_2" style:family="graphic" style:parent-style-name="預設_5f_2">
      <style:graphic-properties draw:stroke="none" draw:fill="none"/>
    </style:style>
    <style:style style:name="預設_5f_3" style:display-name="預設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無填入也無線條的物件_5f_3" style:display-name="無填入也無線條的物件_3" style:family="graphic" style:parent-style-name="預設_5f_3">
      <style:graphic-properties draw:stroke="none" draw:fill="none"/>
    </style:style>
    <style:style style:name="預設_5f_4" style:display-name="預設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4" style:display-name="預設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無填入也無線條的物件_5f_4" style:display-name="無填入也無線條的物件_4" style:family="graphic" style:parent-style-name="預設_5f_4">
      <style:graphic-properties draw:stroke="none" draw:fill="none"/>
    </style:style>
    <style:style style:name="預設_5f_4_5f_1" style:display-name="預設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4_5f_1" style:display-name="預設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無填入也無線條的物件_5f_4_5f_1" style:display-name="無填入也無線條的物件_4_1" style:family="graphic" style:parent-style-name="預設_5f_4_5f_1">
      <style:graphic-properties draw:stroke="none" draw:fill="none"/>
    </style:style>
    <style:style style:name="預設_5f_4_5f_1_5f_1" style:display-name="預設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4_5f_1_5f_1" style:display-name="預設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無填入也無線條的物件_5f_4_5f_1_5f_1" style:display-name="無填入也無線條的物件_4_1_1" style:family="graphic" style:parent-style-name="預設_5f_4_5f_1_5f_1">
      <style:graphic-properties draw:stroke="none" draw:fill="none"/>
    </style:style>
    <style:style style:name="預設_5f_4_5f_1_5f_2" style:display-name="預設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4_5f_1_5f_2" style:display-name="預設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無填入也無線條的物件_5f_4_5f_1_5f_2" style:display-name="無填入也無線條的物件_4_1_2" style:family="graphic" style:parent-style-name="預設_5f_4_5f_1_5f_2">
      <style:graphic-properties draw:stroke="none" draw:fill="none"/>
    </style:style>
    <style:style style:name="預設_5f_4_5f_1_5f_3" style:display-name="預設_4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4_5f_1_5f_3" style:display-name="預設_4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無填入也無線條的物件_5f_4_5f_1_5f_3" style:display-name="無填入也無線條的物件_4_1_3" style:family="graphic" style:parent-style-name="預設_5f_4_5f_1_5f_3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 draw:shadow-color="#000000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Microsoft JhengHei UI" fo:font-family="'Microsoft JhengHei UI'" style:font-style-name="標準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JhengHei UI" style:font-family-asian="'Microsoft JhengHei UI'" style:font-style-name-asian="標準" style:font-family-generic-asian="swiss" style:font-pitch-asian="variable" style:font-size-asian="44pt" style:language-asian="zh" style:country-asian="TW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0.4.2$Windows_X86_64 LibreOffice_project/9b0d9b32d5dcda91d2f1a96dc04c645c450872bf</meta:generator>
    <dc:date>2019-12-02T17:14:46.127000000</dc:date>
    <meta:editing-duration>PT13M44S</meta:editing-duration>
    <meta:editing-cycles>1</meta:editing-cycles>
    <meta:document-statistic meta:object-count="70"/>
  </office:meta>
</office:document-meta>
</file>